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bd07" officeooo:paragraph-rsid="0011bd07"/>
    </style:style>
    <style:style style:name="P2" style:family="paragraph" style:parent-style-name="Standard" style:list-style-name="L1">
      <style:text-properties officeooo:rsid="0011bd07" officeooo:paragraph-rsid="0011bd07"/>
    </style:style>
    <style:style style:name="P3" style:family="paragraph" style:parent-style-name="Standard">
      <style:text-properties officeooo:rsid="0011bd07" officeooo:paragraph-rsid="00136ad7"/>
    </style:style>
    <style:style style:name="P4" style:family="paragraph" style:parent-style-name="Standard" style:list-style-name="L1">
      <style:text-properties officeooo:paragraph-rsid="0011bd07"/>
    </style:style>
    <style:style style:name="P5" style:family="paragraph" style:parent-style-name="Standard" style:list-style-name="L2">
      <style:text-properties officeooo:paragraph-rsid="00136ad7"/>
    </style:style>
    <style:style style:name="P6" style:family="paragraph" style:parent-style-name="Standard">
      <style:text-properties officeooo:rsid="00136ad7" officeooo:paragraph-rsid="00136ad7"/>
    </style:style>
    <style:style style:name="P7" style:family="paragraph" style:parent-style-name="Standard" style:list-style-name="L2">
      <style:text-properties officeooo:rsid="00136ad7" officeooo:paragraph-rsid="00136ad7"/>
    </style:style>
    <style:style style:name="P8" style:family="paragraph" style:parent-style-name="Standard" style:list-style-name="L3">
      <style:text-properties officeooo:paragraph-rsid="0014c2e7"/>
    </style:style>
    <style:style style:name="P9" style:family="paragraph" style:parent-style-name="Standard" style:list-style-name="L3">
      <style:text-properties officeooo:rsid="0014c2e7" officeooo:paragraph-rsid="0014c2e7"/>
    </style:style>
    <style:style style:name="P10" style:family="paragraph" style:parent-style-name="Standard">
      <style:text-properties officeooo:rsid="0014c2e7" officeooo:paragraph-rsid="0014c2e7"/>
    </style:style>
    <style:style style:name="P11" style:family="paragraph" style:parent-style-name="Standard" style:list-style-name="L6">
      <style:text-properties officeooo:rsid="0014c2e7" officeooo:paragraph-rsid="0014c2e7"/>
    </style:style>
    <style:style style:name="P12" style:family="paragraph" style:parent-style-name="Standard">
      <style:text-properties officeooo:paragraph-rsid="0014c2e7"/>
    </style:style>
    <style:style style:name="P13" style:family="paragraph" style:parent-style-name="Standard" style:list-style-name="L6">
      <style:text-properties officeooo:paragraph-rsid="0014c2e7"/>
    </style:style>
    <style:style style:name="T1" style:family="text">
      <style:text-properties fo:color="#f58220"/>
    </style:style>
    <style:style style:name="T2" style:family="text">
      <style:text-properties fo:color="#000000"/>
    </style:style>
    <style:style style:name="T3" style:family="text">
      <style:text-properties fo:color="#000000" officeooo:rsid="0011bd07"/>
    </style:style>
    <style:style style:name="T4" style:family="text">
      <style:text-properties fo:color="#000000" officeooo:rsid="00136ad7"/>
    </style:style>
    <style:style style:name="T5" style:family="text">
      <style:text-properties fo:color="#000000" officeooo:rsid="0014c2e7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inux Command</text:span> </text:p>
      <text:p text:style-name="P1"><text:span text:style-name="T2"/></text:p>
      <text:p text:style-name="P1"><text:span text:style-name="T2"># – How to create a file </text:span></text:p>
      <text:p text:style-name="P1"><text:span text:style-name="T2"><text:s text:c="6"/>There are basic 5 commands to useful to create a file.</text:span></text:p>
      <text:p text:style-name="P1"><text:span text:style-name="T2"><text:s text:c="7"/>1 – cat</text:span></text:p>
      <text:p text:style-name="P1"><text:span text:style-name="T2"><text:s text:c="7"/>2 – touch</text:span></text:p>
      <text:p text:style-name="P1"><text:span text:style-name="T2"><text:s text:c="7"/>3 – vi</text:span></text:p>
      <text:p text:style-name="P1"><text:span text:style-name="T2"><text:s text:c="7"/>4 – nano</text:span></text:p>
      <text:p text:style-name="P1"><text:span text:style-name="T2">1- cat .</text:span></text:p>
      <text:p text:style-name="P1"><text:span text:style-name="T2"><text:s text:c="5"/>There are 4 basic works </text:span></text:p>
      <text:list xml:id="list139351914" text:style-name="L1">
        <text:list-item>
          <text:p text:style-name="P4"><text:span text:style-name="T3">Create a file</text:span></text:p>
        </text:list-item>
        <text:list-item>
          <text:p text:style-name="P2"><text:span text:style-name="T2">concatenate file</text:span></text:p>
        </text:list-item>
        <text:list-item>
          <text:p text:style-name="P2"><text:span text:style-name="T2">copy file</text:span></text:p>
        </text:list-item>
      </text:list>
      <text:p text:style-name="P1"><text:span text:style-name="T2"/></text:p>
      <text:p text:style-name="P1"><text:span text:style-name="T2"><text:s text:c="5"/>1 – Create a file .</text:span></text:p>
      <text:p text:style-name="P1"><text:span text:style-name="T2"><text:tab/>Example : -</text:span></text:p>
      <text:p text:style-name="P1"><text:span text:style-name="T2"><text:tab/><text:tab/>cat &gt; fileName </text:span></text:p>
      <text:p text:style-name="P1"><text:span text:style-name="T2"><text:tab/><text:tab/>message what you insert</text:span></text:p>
      <text:p text:style-name="P1"><text:span text:style-name="T2"><text:tab/><text:tab/>ctrl + D (exit)</text:span></text:p>
      <text:p text:style-name="P1"><text:span text:style-name="T2"><text:tab/>View a file : - </text:span></text:p>
      <text:p text:style-name="P1"><text:span text:style-name="T2"><text:tab/><text:tab/></text:span><text:span text:style-name="T4">Example :-</text:span></text:p>
      <text:p text:style-name="P1"><text:span text:style-name="T2"><text:tab/><text:tab/><text:tab/>cat fileName</text:span></text:p>
      <text:p text:style-name="P1"><text:span text:style-name="T2"><text:s text:c="12"/>To add a new line to exit a file</text:span></text:p>
      <text:p text:style-name="P1"><text:span text:style-name="T2"><text:tab/><text:tab/></text:span><text:span text:style-name="T4">Example:-</text:span></text:p>
      <text:p text:style-name="P1"><text:span text:style-name="T2"><text:tab/><text:tab/><text:tab/>cat &gt;&gt; fileName</text:span></text:p>
      <text:p text:style-name="P1"><text:span text:style-name="T2"><text:tab/><text:tab/><text:tab/>message what you insert</text:span></text:p>
      <text:p text:style-name="P1"><text:span text:style-name="T2"><text:tab/><text:tab/><text:tab/>ctrl+D</text:span></text:p>
      <text:p text:style-name="P3"><text:span text:style-name="T2"><text:tab/>T</text:span><text:span text:style-name="T4">o concatennate two file</text:span></text:p>
      <text:p text:style-name="P3"><text:span text:style-name="T4"><text:tab/><text:tab/>Example:-</text:span></text:p>
      <text:p text:style-name="P3"><text:span text:style-name="T4"><text:tab/><text:tab/><text:tab/>cat filName1 fileName2 &gt; newFileName</text:span></text:p>
      <text:p text:style-name="P3"><text:span text:style-name="T4">2 – Touch.</text:span></text:p>
      <text:list xml:id="list2081571924" text:style-name="L2">
        <text:list-header>
          <text:p text:style-name="P5"><text:span text:style-name="T4"/></text:p>
        </text:list-header>
        <text:list-item>
          <text:p text:style-name="P5"><text:span text:style-name="T4">Create an empty file</text:span></text:p>
          <text:p text:style-name="P7"><text:span text:style-name="T2">Example:-</text:span></text:p>
          <text:list>
            <text:list-item>
              <text:list>
                <text:list-item>
                  <text:list>
                    <text:list-header>
                      <text:p text:style-name="P7"><text:span text:style-name="T2">touch fileName</text:span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5"><text:span text:style-name="T4">create multiple file</text:span></text:p>
          <text:p text:style-name="P7"><text:span text:style-name="T4">E</text:span><text:span text:style-name="T2">xample:- touch file1 file2 file3 <text:s/></text:span></text:p>
        </text:list-item>
      </text:list>
      <text:p text:style-name="P6"><text:span text:style-name="T2">3 – vi.</text:span></text:p>
      <text:list xml:id="list2132822190" text:style-name="L3">
        <text:list-item>
          <text:p text:style-name="P8"><text:span text:style-name="T5">Create a file</text:span></text:p>
          <text:p text:style-name="P9"><text:span text:style-name="T2">Example :-</text:span></text:p>
          <text:list>
            <text:list-item>
              <text:list>
                <text:list-item>
                  <text:list>
                    <text:list-header>
                      <text:p text:style-name="P9"><text:span text:style-name="T2">vi fileName .</text:span></text:p>
                      <text:p text:style-name="P9"><text:span text:style-name="T2">Open one editor , press i </text:span></text:p>
                      <text:p text:style-name="P9"><text:span text:style-name="T2">write the message </text:span></text:p>
                      <text:p text:style-name="P9"><text:span text:style-name="T2">ESC – key for Exit</text:span></text:p>
                      <text:p text:style-name="P9"><text:span text:style-name="T2">:wq – (file save and exit)</text:span></text:p>
                      <text:p text:style-name="P9"><text:span text:style-name="T2">:w – (file save)</text:span></text:p>
                      <text:p text:style-name="P9"><text:span text:style-name="T2">:x – (file save and exit)</text:span></text:p>
                      <text:p text:style-name="P9"><text:span text:style-name="T2">:q – (quite)</text:span></text:p>
                      <text:p text:style-name="P9"><text:span text:style-name="T2">:q! – (force quite and no save)</text:span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8"><text:span text:style-name="T5">edit a file</text:span><text:span text:style-name="T4"><text:tab/></text:span></text:p>
        </text:list-item>
      </text:list>
      <text:p text:style-name="P10"><text:span text:style-name="T4"/></text:p>
      <text:p text:style-name="P10"><text:span text:style-name="T4"/></text:p>
      <text:p text:style-name="P10"><text:soft-page-break/><text:span text:style-name="T4">4 – </text:span><text:span text:style-name="T2">nano.</text:span></text:p>
      <text:list xml:id="list1645932880" text:style-name="L6">
        <text:list-item>
          <text:p text:style-name="P13"><text:span text:style-name="T5">Create a file</text:span></text:p>
        </text:list-item>
      </text:list>
      <text:p text:style-name="P12"><text:span text:style-name="T5"><text:tab/>Example :-</text:span></text:p>
      <text:p text:style-name="P10"><text:span text:style-name="T2"><text:tab/>nano fileName </text:span></text:p>
      <text:p text:style-name="P10"><text:span text:style-name="T2"><text:tab/>open one editor with gui</text:span></text:p>
      <text:p text:style-name="P10"><text:span text:style-name="T2"><text:tab/>write the new message </text:span></text:p>
      <text:p text:style-name="P12"><text:span text:style-name="T5"><text:tab/>ctrl+x =&gt;exit them press Y and press enter</text:span></text:p>
      <text:list xml:id="list131223129875444" text:continue-numbering="true" text:style-name="L6">
        <text:list-item>
          <text:p text:style-name="P11"><text:span text:style-name="T2">modify the exits file</text:span></text:p>
          <text:p text:style-name="P11"><text:span text:style-name="T2">Example : -</text:span></text:p>
          <text:p text:style-name="P11"><text:span text:style-name="T2">nano fileName</text:span></text:p>
          <text:p text:style-name="P11"><text:span text:style-name="T2">open one editor with gui</text:span></text:p>
          <text:p text:style-name="P11"><text:span text:style-name="T2">modify that data</text:span></text:p>
          <text:p text:style-name="P11"><text:span text:style-name="T2">ctrl+o =&gt;override , ctrl+x =&gt; exit, Press Y , Press Enter key</text:span></text:p>
        </text:list-item>
      </text:list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><text:tab/></text:span></text:p>
      <text:p text:style-name="P10"><text:span text:style-name="T2"/></text:p>
      <text:p text:style-name="P10"><text:span text:style-name="T2"/></text:p>
      <text:p text:style-name="P6"><text:span text:style-name="T2"><text:tab/></text:span></text:p>
      <text:list xml:id="list131221978268196" text:continue-list="list2081571924" text:style-name="L2">
        <text:list-header>
          <text:p text:style-name="P5"><text:span text:style-name="T4"/></text:p>
          <text:p text:style-name="P5"><text:span text:style-name="T4"/></text:p>
          <text:p text:style-name="P5"><text:span text:style-name="T3"><text:tab/></text:span></text:p>
        </text:list-header>
      </text:list>
      <text:p text:style-name="P1"><text:span text:style-name="T2"><text:s text:c="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2T12:44:50.614319353</meta:creation-date>
    <dc:date>2021-05-12T13:12:21.273099198</dc:date>
    <meta:editing-duration>PT16M5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4" meta:word-count="226" meta:character-count="1207" meta:non-whitespace-character-count="923"/>
  </office:meta>
</office:document-meta>
</file>